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none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Pablo Rodriguez Avila__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style-name="ce6"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9:11:41.8260960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1-01-04T19:11:54.340323727</dc:date>
    <meta:editing-duration>PT38M16S</meta:editing-duration>
    <meta:editing-cycles>15</meta:editing-cycles>
    <meta:document-statistic meta:table-count="1" meta:cell-count="142" meta:object-count="0"/>
  </office:meta>
</office:document-meta>
</file>